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8.888cm"/>
    </style:style>
    <style:style style:name="co4" style:family="table-column">
      <style:table-column-properties fo:break-before="auto" style:column-width="5.925cm"/>
    </style:style>
    <style:style style:name="co5" style:family="table-column">
      <style:table-column-properties fo:break-before="auto" style:column-width="5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Test Case #</text:p>
          </table:table-cell>
          <table:table-cell table:style-name="ce2" office:value-type="string" calcext:value-type="string">
            <text:p>Test Case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 Step</text:p>
          </table:table-cell>
          <table:table-cell table:style-name="ce2" office:value-type="string" calcext:value-type="string">
            <text:p>Expected Result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Successful Login</text:p>
          </table:table-cell>
          <table:table-cell office:value-type="string" calcext:value-type="string">
            <text:p>User should be able to successfully login to Cura Healthcare Service web application</text:p>
            <text:p/>
            <text:p>Precondition:</text:p>
            <text:p>1. The website url should be up and running.</text:p>
            <text:p>2. Valid username and password should be available</text:p>
          </table:table-cell>
          <table:table-cell office:value-type="string" calcext:value-type="string">
            <text:p>Navigate to below url in chrome browser </text:p>
            <text:p>https://katalon-demo-cura.herokuapp.com/</text:p>
          </table:table-cell>
          <table:table-cell office:value-type="string" calcext:value-type="string">
            <text:p>The webpage should be loaded successfully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lick on “Make Appointment” link</text:p>
          </table:table-cell>
          <table:table-cell office:value-type="string" calcext:value-type="string">
            <text:p>Login page should be displayed successfully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Enter below credentials; username: ‘John Doe’ </text:p>
            <text:p>Password: ‘ThisIsNotAPassword’</text:p>
          </table:table-cell>
          <table:table-cell office:value-type="string" calcext:value-type="string">
            <text:p>User should be able to login successfully</text:p>
          </table:table-cell>
        </table:table-row>
        <table:table-row table:style-name="ro5">
          <table:table-cell office:value-type="string" calcext:value-type="string">
            <text:p>TC002</text:p>
          </table:table-cell>
          <table:table-cell office:value-type="string" calcext:value-type="string">
            <text:p>Incorrect Username</text:p>
          </table:table-cell>
          <table:table-cell office:value-type="string" calcext:value-type="string">
            <text:p>User should not be able to login to Cura Healthcare Service application due to incorrect username. </text:p>
            <text:p/>
            <text:p>Precondition:</text:p>
            <text:p>1. The website url should be up and running.</text:p>
            <text:p>2. Invalid username and valid password should be available.</text:p>
          </table:table-cell>
          <table:table-cell office:value-type="string" calcext:value-type="string">
            <text:p>Navigate to below url in chrome browser </text:p>
            <text:p>https://katalon-demo-cura.herokuapp.com/</text:p>
          </table:table-cell>
          <table:table-cell office:value-type="string" calcext:value-type="string">
            <text:p>The webpage should be loaded successfully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lick on “Make Appointment” link</text:p>
          </table:table-cell>
          <table:table-cell office:value-type="string" calcext:value-type="string">
            <text:p>Login page should be displayed successfull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nter below credentials; username: ‘John’ </text:p>
            <text:p>Password: ‘ThisIsNotAPassword’</text:p>
          </table:table-cell>
          <table:table-cell office:value-type="string" calcext:value-type="string">
            <text:p>The below should be displayed on the webpage:</text:p>
            <text:p/>
            <text:p>'Login failed! Please ensure the username and password are valid.’</text:p>
          </table:table-cell>
        </table:table-row>
        <table:table-row table:style-name="ro5">
          <table:table-cell office:value-type="string" calcext:value-type="string">
            <text:p>TC003</text:p>
          </table:table-cell>
          <table:table-cell office:value-type="string" calcext:value-type="string">
            <text:p>Appointment Registration_Tokyo_Medicare_Comment</text:p>
          </table:table-cell>
          <table:table-cell office:value-type="string" calcext:value-type="string">
            <text:p>User should be able to make a successful appointment for Tokyo facility by providing all the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1</text:span>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below details;</text:p>
            <text:p/>
            <text:p><text:span text:style-name="T1">1. Facility: Tokyo CURA Healthcare Center</text:span></text:p>
            <text:p><text:span text:style-name="T1">2. Apply for hospital readmission: No</text:span></text:p>
            <text:p><text:span text:style-name="T1">3. Healthcare Program : Medicaid</text:span></text:p>
            <text:p><text:span text:style-name="T1">4. Visit Date: “Future Date”</text:span></text:p>
            <text:p><text:span text:style-name="T1">5. Comment: testcase_1</text:span></text:p>
          </table:table-cell>
        </table:table-row>
        <table:table-row table:style-name="ro5">
          <table:table-cell office:value-type="string" calcext:value-type="string">
            <text:p>TC004</text:p>
          </table:table-cell>
          <table:table-cell office:value-type="string" calcext:value-type="string">
            <text:p>Appointment Registration_Tokyo_Medicaid</text:p>
          </table:table-cell>
          <table:table-cell office:value-type="string" calcext:value-type="string">
            <text:p><text:span text:style-name="T1">User should be able to make a successful appointment for Tokyo facility by providing selected details in the appointment booking page.</text:span>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<text:span text:style-name="T1">1. Facility: Tokyo CURA Healthcare Center</text:span></text:p>
            <text:p><text:span text:style-name="T1">2. Apply for hospital readmission: No</text:span></text:p>
            <text:p><text:span text:style-name="T1">3. Healthcare Program : Medicaid</text:span></text:p>
            <text:p><text:span text:style-name="T1">4. Visit Date: “Future Date”</text:span></text:p>
          </table:table-cell>
        </table:table-row>
        <table:table-row table:style-name="ro5">
          <table:table-cell office:value-type="string" calcext:value-type="string">
            <text:p>TC005</text:p>
          </table:table-cell>
          <table:table-cell office:value-type="string" calcext:value-type="string">
            <text:p>Appointment Registration_Tokyo_None_Comment</text:p>
          </table:table-cell>
          <table:table-cell office:value-type="string" calcext:value-type="string">
            <text:p><text:span text:style-name="T1">User should be able to make a successful appointment for Tokyo facility by providing all details in the appointment booking page.</text:span>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3</text:span>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/>
            <text:p><text:span text:style-name="T1">1. Facility: Tokyo CURA Healthcare Center</text:span></text:p>
            <text:p><text:span text:style-name="T1">2. Apply for hospital readmission: No</text:span></text:p>
            <text:p><text:span text:style-name="T1">3. Healthcare Program : None</text:span></text:p>
            <text:p><text:span text:style-name="T1">4. Visit Date: “Future Date”</text:span></text:p>
            <text:p><text:span text:style-name="T1">5. Comment: testcase_3</text:span></text:p>
          </table:table-cell>
        </table:table-row>
        <table:table-row table:style-name="ro11">
          <table:table-cell office:value-type="string" calcext:value-type="string">
            <text:p>TC006</text:p>
          </table:table-cell>
          <table:table-cell office:value-type="string" calcext:value-type="string">
            <text:p>Appointment Registration_Tokyo_Medicare_Readmission</text:p>
          </table:table-cell>
          <table:table-cell office:value-type="string" calcext:value-type="string">
            <text:p><text:span text:style-name="T1">User should be able to make a successful appointment for Tokyo facility by providing selected details in the appointment booking page.</text:span>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<text:span text:style-name="T1">1. Facility: Tokyo CURA Healthcare Center</text:span></text:p>
            <text:p><text:span text:style-name="T1">2. Apply for hospital readmission: Yes</text:span></text:p>
            <text:p><text:span text:style-name="T1">3. Healthcare Program : Medicaid</text:span></text:p>
            <text:p><text:span text:style-name="T1">4. Visit Date: “Future Date”</text:span></text:p>
          </table:table-cell>
        </table:table-row>
        <table:table-row table:style-name="ro11">
          <table:table-cell office:value-type="string" calcext:value-type="string">
            <text:p>TC007</text:p>
          </table:table-cell>
          <table:table-cell office:value-type="string" calcext:value-type="string">
            <text:p>Appointment Registration_Tokyo_Medicaid_Readmission_Comment</text:p>
          </table:table-cell>
          <table:table-cell office:value-type="string" calcext:value-type="string">
            <text:p><text:span text:style-name="T1">User should be able to make a successful appointment for Tokyo facility by providing all details in the appointment booking page.</text:span>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2. Comment: Test doctor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<text:span text:style-name="T1">1. Facility: Tokyo CURA Healthcare Center</text:span></text:p>
            <text:p><text:span text:style-name="T1">2. Apply for hospital readmission: Yes</text:span></text:p>
            <text:p><text:span text:style-name="T1">3. Healthcare Program : Medicaid</text:span></text:p>
            <text:p><text:span text:style-name="T1">4. Visit Date: “Future Date”</text:span></text:p>
            <text:p><text:span text:style-name="T1">5. Comment: testcase_5</text:span></text:p>
          </table:table-cell>
        </table:table-row>
        <table:table-row table:style-name="ro11">
          <table:table-cell office:value-type="string" calcext:value-type="string">
            <text:p>TC008</text:p>
          </table:table-cell>
          <table:table-cell office:value-type="string" calcext:value-type="string">
            <text:p>Appointment Registration_Tokyo_None_Readmission</text:p>
          </table:table-cell>
          <table:table-cell office:value-type="string" calcext:value-type="string">
            <text:p><text:span text:style-name="T1">User should be able to make a successful appointment for Tokyo facility by providing selected details in the appointment booking page.</text:span>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Tokyo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;</text:p>
            <text:p/>
            <text:p><text:span text:style-name="T1">1. Facility: Tokyo CURA Healthcare Center</text:span></text:p>
            <text:p><text:span text:style-name="T1">2. Apply for hospital readmission: Yes</text:span></text:p>
            <text:p><text:span text:style-name="T1">3. Healthcare Program : None</text:span></text:p>
            <text:p><text:span text:style-name="T1">4. Visit Date: “Future Date”</text:span></text:p>
          </table:table-cell>
        </table:table-row>
        <table:table-row table:style-name="ro5">
          <table:table-cell office:value-type="string" calcext:value-type="string">
            <text:p>TC009</text:p>
          </table:table-cell>
          <table:table-cell office:value-type="string" calcext:value-type="string">
            <text:p>Appointment Registration_Hongkong_Medicare_Comment</text:p>
          </table:table-cell>
          <table:table-cell office:value-type="string" calcext:value-type="string">
            <text:p>User should be able to make a successful appointment for Hongkong facility by providing all the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1</text:span>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below details;</text:p>
            <text:p/>
            <text:p>1. Facility: Hongkong CURA Healthcare Center</text:p>
            <text:p>2. Apply for hospital readmission: No</text:p>
            <text:p>3. Healthcare Program : Medicaid</text:p>
            <text:p>4. Visit Date: “Future Date”</text:p>
            <text:p>5. Comment: testcase_1</text:p>
          </table:table-cell>
        </table:table-row>
        <table:table-row table:style-name="ro5">
          <table:table-cell office:value-type="string" calcext:value-type="string">
            <text:p>TC010</text:p>
          </table:table-cell>
          <table:table-cell office:value-type="string" calcext:value-type="string">
            <text:p>Appointment Registration_Hongkong_Medicaid</text:p>
          </table:table-cell>
          <table:table-cell office:value-type="string" calcext:value-type="string">
            <text:p>User should be able to make a successful appointment for Hongkong facility by providing selected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Hongkong CURA Healthcare Center</text:p>
            <text:p>2. Apply for hospital readmission: No</text:p>
            <text:p>3. Healthcare Program : Medicaid</text:p>
            <text:p>4. Visit Date: “Future Date”</text:p>
          </table:table-cell>
        </table:table-row>
        <table:table-row table:style-name="ro5">
          <table:table-cell office:value-type="string" calcext:value-type="string">
            <text:p>TC011</text:p>
          </table:table-cell>
          <table:table-cell office:value-type="string" calcext:value-type="string">
            <text:p>Appointment Registration_Hongkong_None_Comment</text:p>
          </table:table-cell>
          <table:table-cell office:value-type="string" calcext:value-type="string">
            <text:p>User should be able to make a successful appointment for Hongkong facility by providing all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3</text:span>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/>
            <text:p>1. Facility: Hongkong CURA Healthcare Center</text:p>
            <text:p>2. Apply for hospital readmission: No</text:p>
            <text:p>3. Healthcare Program : None</text:p>
            <text:p>4. Visit Date: “Future Date”</text:p>
            <text:p>5. Comment: testcase_3</text:p>
          </table:table-cell>
        </table:table-row>
        <table:table-row table:style-name="ro11">
          <table:table-cell office:value-type="string" calcext:value-type="string">
            <text:p>TC012</text:p>
          </table:table-cell>
          <table:table-cell office:value-type="string" calcext:value-type="string">
            <text:p>Appointment Registration_Hongkong_Medicare_Readmission</text:p>
          </table:table-cell>
          <table:table-cell office:value-type="string" calcext:value-type="string">
            <text:p>User should be able to make a successful appointment for Hongkong facility by providing selected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Hongkong CURA Healthcare Center</text:p>
            <text:p>2. Apply for hospital readmission: Yes</text:p>
            <text:p>3. Healthcare Program : Medicaid</text:p>
            <text:p>4. Visit Date: “Future Date”</text:p>
          </table:table-cell>
        </table:table-row>
        <table:table-row table:style-name="ro11">
          <table:table-cell office:value-type="string" calcext:value-type="string">
            <text:p>TC013</text:p>
          </table:table-cell>
          <table:table-cell office:value-type="string" calcext:value-type="string">
            <text:p>Appointment Registration_Hongkong_Medicaid_Readmission_Comment</text:p>
          </table:table-cell>
          <table:table-cell office:value-type="string" calcext:value-type="string">
            <text:p>User should be able to make a successful appointment for Hongkong facility by providing all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2. Comment: Test doctor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Hongkong CURA Healthcare Center</text:p>
            <text:p>2. Apply for hospital readmission: Yes</text:p>
            <text:p>3. Healthcare Program : Medicaid</text:p>
            <text:p>4. Visit Date: “Future Date”</text:p>
            <text:p>5. Comment: testcase_5</text:p>
          </table:table-cell>
        </table:table-row>
        <table:table-row table:style-name="ro11">
          <table:table-cell office:value-type="string" calcext:value-type="string">
            <text:p>TC014</text:p>
          </table:table-cell>
          <table:table-cell office:value-type="string" calcext:value-type="string">
            <text:p>Appointment Registration_Hongkong_None_Readmission</text:p>
          </table:table-cell>
          <table:table-cell office:value-type="string" calcext:value-type="string">
            <text:p>User should be able to make a successful appointment for Hongkong facility by providing selected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Hongkong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;</text:p>
            <text:p/>
            <text:p>1. Facility: Hongkong CURA Healthcare Center</text:p>
            <text:p>2. Apply for hospital readmission: Yes</text:p>
            <text:p>3. Healthcare Program : None</text:p>
            <text:p>4. Visit Date: “Future Date”</text:p>
          </table:table-cell>
        </table:table-row>
        <table:table-row table:style-name="ro5">
          <table:table-cell office:value-type="string" calcext:value-type="string">
            <text:p>TC015</text:p>
          </table:table-cell>
          <table:table-cell office:value-type="string" calcext:value-type="string">
            <text:p>Appointment Registration_Seoul_Medicare_Comment</text:p>
          </table:table-cell>
          <table:table-cell office:value-type="string" calcext:value-type="string">
            <text:p>User should be able to make a successful appointment for Seoul facility by providing all the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1</text:span>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below details;</text:p>
            <text:p/>
            <text:p>1. Facility: Seoul CURA Healthcare Center</text:p>
            <text:p>2. Apply for hospital readmission: No</text:p>
            <text:p>3. Healthcare Program : Medicaid</text:p>
            <text:p>4. Visit Date: “Future Date”</text:p>
            <text:p>5. Comment: testcase_1</text:p>
          </table:table-cell>
        </table:table-row>
        <table:table-row table:style-name="ro5">
          <table:table-cell office:value-type="string" calcext:value-type="string">
            <text:p>TC016</text:p>
          </table:table-cell>
          <table:table-cell office:value-type="string" calcext:value-type="string">
            <text:p>Appointment Registration_Seoul_Medicaid</text:p>
          </table:table-cell>
          <table:table-cell office:value-type="string" calcext:value-type="string">
            <text:p>User should be able to make a successful appointment for Seoul facility by providing selected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Seoul CURA Healthcare Center</text:p>
            <text:p>2. Apply for hospital readmission: No</text:p>
            <text:p>3. Healthcare Program : Medicaid</text:p>
            <text:p>4. Visit Date: “Future Date”</text:p>
          </table:table-cell>
        </table:table-row>
        <table:table-row table:style-name="ro5">
          <table:table-cell office:value-type="string" calcext:value-type="string">
            <text:p>TC016</text:p>
          </table:table-cell>
          <table:table-cell office:value-type="string" calcext:value-type="string">
            <text:p>Appointment Registration_Seoul_None_Comment</text:p>
          </table:table-cell>
          <table:table-cell office:value-type="string" calcext:value-type="string">
            <text:p>User should be able to make a successful appointment for Seoul facility by providing all details in the appointment booking page.</text:p>
            <text:p/>
            <text:p>Precondition:</text:p>
            <text:p>1. User should be logged in to the application successfully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 from the drop down lis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<text:span text:style-name="T1">2. Comment: testcase_3</text:span>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/>
            <text:p>1. Facility: Seoul CURA Healthcare Center</text:p>
            <text:p>2. Apply for hospital readmission: No</text:p>
            <text:p>3. Healthcare Program : None</text:p>
            <text:p>4. Visit Date: “Future Date”</text:p>
            <text:p>5. Comment: testcase_3</text:p>
          </table:table-cell>
        </table:table-row>
        <table:table-row table:style-name="ro11">
          <table:table-cell office:value-type="string" calcext:value-type="string">
            <text:p>TC017</text:p>
          </table:table-cell>
          <table:table-cell office:value-type="string" calcext:value-type="string">
            <text:p>Appointment Registration_Seoul_Medicare_Readmission</text:p>
          </table:table-cell>
          <table:table-cell office:value-type="string" calcext:value-type="string">
            <text:p>User should be able to make a successful appointment for Seoul facility by providing selected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r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Seoul CURA Healthcare Center</text:p>
            <text:p>2. Apply for hospital readmission: Yes</text:p>
            <text:p>3. Healthcare Program : Medicaid</text:p>
            <text:p>4. Visit Date: “Future Date”</text:p>
          </table:table-cell>
        </table:table-row>
        <table:table-row table:style-name="ro11">
          <table:table-cell office:value-type="string" calcext:value-type="string">
            <text:p>TC018</text:p>
          </table:table-cell>
          <table:table-cell office:value-type="string" calcext:value-type="string">
            <text:p>Appointment Registration_Seoul_Medicaid_Readmission_Comment</text:p>
          </table:table-cell>
          <table:table-cell office:value-type="string" calcext:value-type="string">
            <text:p>User should be able to make a successful appointment for Seoul facility by providing all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Medicaid’ radio butt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rovide the below details;</text:p>
            <text:p>1. Visit Date</text:p>
            <text:p>2. Comment</text:p>
          </table:table-cell>
          <table:table-cell office:value-type="string" calcext:value-type="string">
            <text:p>User should be able to provide below details:</text:p>
            <text:p>1. Visit Date: “Future Date”</text:p>
            <text:p>2. Comment: Test doctor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.</text:p>
            <text:p/>
            <text:p>1. Facility: Seoul CURA Healthcare Center</text:p>
            <text:p>2. Apply for hospital readmission: Yes</text:p>
            <text:p>3. Healthcare Program : Medicaid</text:p>
            <text:p>4. Visit Date: “Future Date”</text:p>
            <text:p>5. Comment: testcase_5</text:p>
          </table:table-cell>
        </table:table-row>
        <table:table-row table:style-name="ro11">
          <table:table-cell office:value-type="string" calcext:value-type="string">
            <text:p>TC019</text:p>
          </table:table-cell>
          <table:table-cell office:value-type="string" calcext:value-type="string">
            <text:p>Appointment Registration_Seoul_None_Readmission</text:p>
          </table:table-cell>
          <table:table-cell office:value-type="string" calcext:value-type="string">
            <text:p>User should be able to make a successful appointment for Seoul facility by providing selected details in the appointment booking page.</text:p>
            <text:p/>
            <text:p>Precondition:</text:p>
            <text:p>1. User should be logged in to the application successfully.</text:p>
            <text:p>2. ‘Apply for hospital readmission’ checkbox should be selected.</text:p>
          </table:table-cell>
          <table:table-cell office:value-type="string" calcext:value-type="string">
            <text:p>Select required facility from the dropdown list;</text:p>
            <text:p/>
            <text:p>1. Tokyo CURA Healthcare Center</text:p>
            <text:p>2. Hongkong CURA Healthcare Center</text:p>
            <text:p>3. Seoul CURA Healthcare Center</text:p>
          </table:table-cell>
          <table:table-cell office:value-type="string" calcext:value-type="string">
            <text:p>User should select ‘Seoul CURA Healthcare Center’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elect required Healthcare Program option from the radio buttons; </text:p>
            <text:p>1. Medicare</text:p>
            <text:p>2. Medicaid</text:p>
            <text:p>3. None </text:p>
          </table:table-cell>
          <table:table-cell office:value-type="string" calcext:value-type="string">
            <text:p>User should select ‘None’ radio but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 the below details;</text:p>
            <text:p>1. Visit Date</text:p>
          </table:table-cell>
          <table:table-cell office:value-type="string" calcext:value-type="string">
            <text:p>User should be able to provide a “Future Date” in the text box.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Click on ‘Book Appointment’ link</text:p>
          </table:table-cell>
          <table:table-cell office:value-type="string" calcext:value-type="string">
            <text:p>Appointment Confirmation page should be displayed with appointment details;</text:p>
            <text:p/>
            <text:p>1. Facility: Seoul CURA Healthcare Center</text:p>
            <text:p>2. Apply for hospital readmission: Yes</text:p>
            <text:p>3. Healthcare Program : None</text:p>
            <text:p>4. Visit Date: “Future Date”</text:p>
          </table:table-cell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7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1:47:19.6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3:41:50.297000000</meta:creation-date>
    <dc:date>2024-03-23T20:05:15.113000000</dc:date>
    <meta:editing-duration>PT26M56S</meta:editing-duration>
    <meta:editing-cycles>9</meta:editing-cycles>
    <meta:generator>LibreOffice/24.2.1.2$Windows_X86_64 LibreOffice_project/db4def46b0453cc22e2d0305797cf981b68ef5ac</meta:generator>
    <meta:document-statistic meta:table-count="1" meta:cell-count="221" meta:object-count="0"/>
  </office:meta>
</office:document-meta>
</file>